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text-position="0% 100%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position="super 58%" style:text-underline-style="none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7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ere are two pages labelled page "1" by the author. <text:s/>These are labeled "Page 1a" and "Page 1b" in the transcription.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a]</text:p>
      <text:p text:style-name="P5">[Hebrew]/</text:p>
      <text:p text:style-name="P5">[Hebrew]/</text:p>
      <text:p text:style-name="P4">Brethren! <text:s/>Not until very recently <text:span text:style-name="T1">did fully</text:span><text:span text:style-name="T4"> entered fully into the spirit/ of the sentence with which the section of this Sabbath com-/-mences. <text:s/>Mark its diction, for, in a few words, it lays/ down two cardinal principles of the Jewish religion. <text:s/>"Behold/ I set before you this day, a blessing and a curse." <text:s/>[Hebrew]/ It is not written [Hebrew] but [Hebrew]/ as to say, I </text:span><text:span text:style-name="T1">on penitence for sabbath Elul</text:span><text:span text:style-name="T4"> submit the choice to your free-will. <text:s/>Your own judgment/ shall determine </text:span><text:span text:style-name="T1">[Hebrew]</text:span><text:span text:style-name="T4"> or your obedience or disobedience of the ordinances of the/ Pentateuch. <text:s/>Know, however, that a blessing will flow from/ your adherence to the </text:span><text:span text:style-name="T1">same</text:span><text:span text:style-name="T4"> behests now </text:span><text:span text:style-name="T1">commanded; and</text:span><text:span text:style-name="T4"> offered for your acceptance, while a/ curse will attend a disregard of those divine precepts./ <text:s/>Thus my dear hearers! we have been pithily taught the permanency/ of the law, and our accountability to the Great Sovereign Judge./ <text:s/></text:span><text:span text:style-name="T1">Blind belief</text:span><text:span text:style-name="T4"> Upon those two points Judaism mainly rests. <text:s/>A Blind/ belief does not accord with it. <text:s/>A wiling and intelligent/ performance of its prescriptions is demanded. <text:s/>But no/ Israelite can with impunity exonerate himself from discharging/ the ordinances of his religion. <text:s/>And much less can he allege/ as </text:span><text:span text:style-name="T1">p</text:span><text:span text:style-name="T4"> a palliation for his neglect, that the</text:span><text:span text:style-name="T1">y</text:span><text:span text:style-name="T4"> the[sic!] Divine/ Legislator intended His behests for other times and places./ <text:s/></text:span><text:span text:style-name="T1">for</text:span><text:span text:style-name="T4"> We read [Hebrew] "</text:span><text:span text:style-name="T1">which</text:span><text:span text:style-name="T4"> a curse...if you </text:span><text:span text:style-name="T1">lest you</text:span><text:span text:style-name="T4"> turn </text:span><text:span text:style-name="T1">away</text:span><text:span text:style-name="T4"> aside from the way which I command you/ this day". <text:s/>Whosoever teaches otherwise, teaches heresy./</text:span></text:p>
      <text:p text:style-name="P6"><text:soft-page-break/></text:p>
      <text:p text:style-name="P6">[Page 1b]</text:p>
      <text:p text:style-name="P4"><text:span text:style-name="T4">Brethren! <text:s/>Were you to ask this day, what is/ that which I desire most in the sacred </text:span><text:span text:style-name="T1">vocation</text:span><text:span text:style-name="T4"> calling I/ follow, I would answer that I wish my congrega-/-tion did not need to be </text:span><text:span text:style-name="T1">preached to</text:span><text:span text:style-name="T4"> lectured. <text:s/>For, it/ would be an evidence of their piety, and the/ highest testimonial I could produce of my success/ as an </text:span><text:span text:style-name="T1">servant</text:span><text:span text:style-name="T4"> humble minister of </text:span><text:span text:style-name="T1">the</text:span><text:span text:style-name="T4"> our Lord. <text:s/>But neither have/ they reached that degree of righteousness, nor am/ I so enviably situated. <text:s/>Nay, there are many who/ despite my constant admonitions, will adhere to irreligious/ practices. <text:s/>So that I, who would rejoice in being/ able to praise, am urged by duty to censure./ <text:s/>Yet, knowing that, </text:span><text:span text:style-name="T1">after all</text:span><text:span text:style-name="T4">, to sin is human, I could/ find some extenuations to a </text:span><text:span text:style-name="T5">casual</text:span><text:span text:style-name="T6"> departure from/ the ordinances of God. <text:s/>I could attribute it to the/ frailty of our nature; to the ceaseless temptations/ laid in our way, and so difficult to overcome; but/ that which I cannot palliate, but which I, on the/ contrary, must strongly condemn, is a growing disbelief/ in the truth enunciated in the section of this Sabbath/ for, that is the source when all impiety arises./</text:span></text:p>
      <text:p text:style-name="P7">I mean a denial of our accountability to a great/</text:p>
      <text:p text:style-name="P7"/>
      <text:p text:style-name="P7">[Page 2]</text:p>
      <text:p text:style-name="P7">judge for all our doings on earth; a rejection/ of the doctrine [Hebrew]/ [Hebrew] "that God will bring every action/ into judgment, and pass sentence on every secret thing,/ whether it be good or evil". <text:s/>We are told/ in the book, which should be our only guide and/ standard, that a blessing will flow from our obedience/ of the commandments of the Lord, and a curse from/ our disobedience, but many professing to be Jews, in-/-credulously say, and they have said it also within my hearing/ "Let the device of the Holy One of Israel, come nigh and/ be effected that we may know it," then will we believe/ [Hebrew]. <text:s/>Meanwhile they/ imagine that they can with impunity continue/ to do what is contrary to the expressed will of their/ Maker. <text:s/>They will eat &amp; drink and think and act in contradiction of the dictates of religion &amp; say in their hearts. <text:s/>The Lord desires not [Hebrew] <text:s/>And why? <text:s/>Because of the long-suffering of/ a beneficent God. <text:s/>For the reason that He in his mercy/ will not immediately let the rod of his chastisement/ fall upon the back of the sinner. <text:s/>[Hebrew]/</text:p>
      <text:p text:style-name="P7"><text:tab/>[Hebrew]/ <text:s/>"Because a sentence against an evil action is not/ executed speedily, therefore the sons of man dare to do wrong./</text:p>
      <text:p text:style-name="P7"/>
      <text:p text:style-name="P7">[Page 3]</text:p>
      <text:p text:style-name="P4"><text:span text:style-name="T6">So wrote the author of Ecclesiastes, and so is/ illustrated by the conduct of men who were born in/ Israel. <text:s/>But in all this I recognize the result/ of a perverted instruction. <text:s/>For, In </text:span><text:span text:style-name="T2">this material</text:span><text:span text:style-name="T6"> our </text:span><text:span text:style-name="T2">unspiritual</text:span><text:span text:style-name="T6"> material age/ if I may use the expression we are taught to submit every thing to human reason,/ and whatever cannot stand that test must be set/ aside as [?]. <text:s/>Accordingly we are made to believe that/ God is too exalted to take knowledge of those who/ dwell in tenements of clay. <text:s/>That He whom the/ whole universe cannot contain, will not condescend/ to note man's outgoings and coming in. <text:s/>That all/ causes and their effects in sublunary events, depend/ upon natural laws, and are not to be sought after/ in the actions of individuals. <text:s/>Oh presumption! <text:s/>Oh/ fatal incredulity! <text:s/></text:span><text:span text:style-name="T2">Surely, I know, that the th</text:span><text:span text:style-name="T6"> A fallible creature, sets up/ his judgment against the word of the infallible God!/ <text:s/>Surely, I know, that the Almighty in his dealing with/ the inhabitants of this world, does not work constant miracles. <text:s/>I am/ fully aware that [Hebrew] Nature follows its fixed/ laws. <text:s/>But He who is the author of nature has not/ surrendered to it his illimitable powers. <text:s/>No,/</text:span></text:p>
      <text:p text:style-name="P7"/>
      <text:p text:style-name="P7">[Page 4]</text:p>
      <text:p text:style-name="P4"><text:span text:style-name="T6">its workings are but the messengers of His will./ <text:s/>They are shaped by the finger of God that they/ may subserve his wise purposes [Hebrew]/ Whether to chastise the wicked, or to benefit a people/ or to show mankind his compassion. <text:s/>Is a country/ prosperous? the </text:span><text:span text:style-name="T2">Lord's</text:span><text:span text:style-name="T6"> face of the Lord shines upon it. <text:s/>Is it/ in a state of internal </text:span><text:span text:style-name="T2">convuls</text:span><text:span text:style-name="T6"> agitation? <text:s/>God/ visits upon it the inequity of its inhabitants./ <text:s/>And what </text:span><text:soft-page-break/><text:span text:style-name="T6">I have said of a nation, applies with/ equal force to </text:span><text:span text:style-name="T2">the</text:span><text:span text:style-name="T6"> individuals. <text:s/>Are we happy/ at home, and successful abroad? <text:s/>The spirit of God/ hovers around us. <text:s/>Do we suffer afflictions, or reverses?/ <text:s/>God admonishes us that we may bethink ourselves/ and return to duty. <text:s/>Such is my religion,/ such </text:span><text:span text:style-name="T2">is must</text:span><text:span text:style-name="T6"> should be your religion, my Brethren, in contrast with/ a philosophy that would give unto God only a negative/ existence, while He is the ever-wakeful, the ever/ acting Being, and impartial Judge. <text:s/>For, this con-/-solatory doctrine </text:span><text:span text:style-name="T2">is</text:span><text:span text:style-name="T6"> taught in every page of the/ holy book; </text:span><text:span text:style-name="T2">it is manifestly sh</text:span><text:span text:style-name="T6"> inculcated by every </text:span><text:span text:style-name="T2">word</text:span><text:span text:style-name="T6"> maxim of our/ </text:span><text:span text:style-name="T2">prophets</text:span><text:span text:style-name="T6"> sages, and </text:span><text:span text:style-name="T2">in the maxims of our Sages</text:span><text:span text:style-name="T6"> every word of our philosophers, </text:span><text:span text:style-name="T2">but</text:span><text:span text:style-name="T6"> is/ nowhere more </text:span><text:span text:style-name="T2">explicitly</text:span><text:span text:style-name="T6"> forcibly inculcated than in </text:span><text:span text:style-name="T2">our</text:span><text:span text:style-name="T6"> the Parasha/</text:span></text:p>
      <text:p text:style-name="P7"/>
      <text:p text:style-name="P7">[Page 5]</text:p>
      <text:p text:style-name="P4"><text:span text:style-name="T6">you </text:span><text:span text:style-name="T2">are</text:span><text:span text:style-name="T6"> have read this Sabbath. <text:s/>[Hebrew]/ [Hebrew] "A blessing shall attend your obedience of the com-/-mandments of the Lord your God, but a curse your di-/-sobedience." <text:s/>Yes, the justice of the Lord demands/ that we be responsible for acts, which are the/ </text:span><text:span text:style-name="T2">issue</text:span><text:span text:style-name="T6"> result of our own </text:span><text:span text:style-name="T2">volition</text:span><text:span text:style-name="T6"> freedom of will. <text:s/>His goodness </text:span><text:span text:style-name="T2">wills that descrys</text:span><text:span text:style-name="T6"> prompts some/ </text:span><text:span text:style-name="T2">we be</text:span><text:span text:style-name="T6"> to reward</text:span><text:span text:style-name="T2">ed</text:span><text:span text:style-name="T6"> us for our virtuous deeds. <text:s/>Disconnect/ these ideas, and where God is enthroned, blind chance/ would be set up. <text:s/>If the Providence of the Lord/ be not as well as</text:span><text:span text:style-name="T7">2</text:span><text:span text:style-name="T8"> general </text:span><text:span text:style-name="T3">and</text:span><text:span text:style-name="T8"> special</text:span><text:span text:style-name="T7">1</text:span><text:span text:style-name="T8"> in its divine character,/ man is then but a sport to uncontrolling events./ <text:s/>His individuality is lost, and with it his accountability/ But </text:span><text:span text:style-name="T3">it is written</text:span><text:span text:style-name="T8"> inspired wisdom </text:span><text:span text:style-name="T3">can</text:span><text:span text:style-name="T8"> proclaims </text:span><text:span text:style-name="T3">by the wisest of our</text:span><text:span text:style-name="T8"> [Hebrew] that the eyes/ of God are upon the ways of man, and He observes/ all his steps. <text:s/>Our impartial judge may not choose/ to requite us instantenously[sic!] according to our deserts,/ but know for certain [Hebrew], that all will be/ reckoned up. <text:s/>Our Rabbins in the Midrash com-/-menting upon the first sentence of </text:span><text:span text:style-name="T3">our</text:span><text:span text:style-name="T8"> this week's lesson/ make use of an allegory illustrative of our subject/ They say, a blessing and a curse have been set before/ us, and </text:span><text:span text:style-name="T3">it</text:span><text:span text:style-name="T8"> the selection is optional: </text:span><text:span text:style-name="T3">with no which</text:span><text:span text:style-name="T8"> but it sometime happens/</text:span></text:p>
      <text:p text:style-name="P4"><text:span text:style-name="T8"/></text:p>
      <text:p text:style-name="P4"><text:span text:style-name="T8">[Page 6]</text:span></text:p>
      <text:p text:style-name="P4"><text:span text:style-name="T8">that the </text:span><text:span text:style-name="T3">former</text:span><text:span text:style-name="T8"> blessing bears the semblance of the/ </text:span><text:span text:style-name="T3">latter</text:span><text:span text:style-name="T8"> cause, and this again is diguised under the barb/ of the </text:span><text:span text:style-name="T3">other</text:span><text:span text:style-name="T8"> former; which fact can be compared to a high/ way, </text:span><text:span text:style-name="T3">but</text:span><text:span text:style-name="T8"> branching out into two different roads./ <text:s/>One appears the most agreeable and the easiest/ whereby to reach our destination, the other unpleasant and/ difficult to walk upon. <text:s/>But at the spot where/ those two roads separate, a watchman stands, and/ thus he addresses each passer by. <text:s/>Neibour[sic!]! <text:s/>You/ see this road so smooth and so well laid out; if/ you follow it, you will shortly find yourself entangled/ among thorns, which will prick your sides./ <text:s/>The other, on the contrary, which has some obstructions/ at the entrance will, no sooner you have overcome/ them, conduct you to the end of your journey through/ a wide and strait path. <text:s/>My Brethren! <text:s/>The/ application is obvious. <text:s/>We </text:span><text:span text:style-name="T3">often</text:span><text:span text:style-name="T8">, deceived by ap-/-pearances often consider that </text:span><text:span text:style-name="T3">that that to heed our own</text:span><text:span text:style-name="T8"> what our neighbor possesses is/ </text:span><text:span text:style-name="T3">inclinations is to forward our</text:span><text:span text:style-name="T8"> happiness. <text:s/>We/ think for instance that riches--for that seems to be with all/ the great goal to be attained--we think that riches/</text:span></text:p>
      <text:p text:style-name="P4"><text:span text:style-name="T8"/></text:p>
      <text:p text:style-name="P4"><text:span text:style-name="T8">[Page 7]</text:span></text:p>
      <text:p text:style-name="P4"><text:span text:style-name="T8">can but be accumulated by following </text:span><text:span text:style-name="T3">our</text:span><text:span text:style-name="T8"> a course which/ lies under no restrictions, and </text:span><text:span text:style-name="T3">we forsake God to</text:span><text:span text:style-name="T8"> we voluntarily/ rush into </text:span><text:span text:style-name="T3">a way that ends in suffering and truth</text:span><text:span text:style-name="T8"> it, looking </text:span><text:span text:style-name="T3">not to any farther than</text:span><text:span text:style-name="T8"> only </text:span><text:span text:style-name="T3">no</text:span><text:span text:style-name="T8"> as far as our own shortsightedness can reach./ <text:s/>Another way presents </text:span><text:span text:style-name="T3">itsf</text:span><text:span text:style-name="T8"> itself before us, but we avoid it./ <text:s/>To go through it, we must struggle against our passions,/ and impose </text:span><text:span text:style-name="T3">on ourselves some restriction</text:span><text:span text:style-name="T8"> a </text:span><text:span text:style-name="T3">cl</text:span><text:span text:style-name="T8"> check on our cravings; but </text:span><text:span text:style-name="T3">cannot</text:span><text:span text:style-name="T8"> we do not/ perceive that what we put aside as a temporary evil/ is precisely </text:span><text:span text:style-name="T3">that which will be</text:span><text:span text:style-name="T8"> the means conducive to our real </text:span><text:span text:style-name="T3">happiness</text:span><text:span text:style-name="T8"> wellbeing,/ whereas what we </text:span><text:span text:style-name="T3">perceive</text:span><text:span text:style-name="T8"> prefer, ends in suffering and </text:span><text:span text:style-name="T3">[?]</text:span><text:span text:style-name="T8"> gnawing remorse./ <text:s/>For, if we believe that a just God cannot leave those unpu-/nished </text:span><text:span text:style-name="T3">those</text:span><text:span text:style-name="T8"> who rebel against His will to follow their/ own, nor let men go unrewarded, who suppress their wishes/ for the sake of His sacred word, we will not be beguiled by/ the seeming felicity of the wicked. <text:s/></text:span><text:span text:style-name="T3">For</text:span><text:span text:style-name="T8"> For as the preacher/ says "Though a sinner do evil </text:span><text:soft-page-break/><text:span text:style-name="T8">a hundred times, and/ his </text:span><text:span text:style-name="T3">days</text:span><text:span text:style-name="T8"> chastisement be </text:span><text:span text:style-name="T3">prolonged deferred</text:span><text:span text:style-name="T8"> put off, yet surely I know that it shall/ be well with them that fear God [Hebrew]/ [Hebrew], but it shall not be/ well with the wicked [Hebrew]. <text:s/>Imbued with these comforting ideas we will/ not then call that happiness which is gained by trampling/ upon the ordinances of the Lord, but we will call that/ felicity which proceeds form a conscience of having </text:span><text:span text:style-name="T3">shaped</text:span><text:span text:style-name="T8"> not deliberately/</text:span></text:p>
      <text:p text:style-name="P4"><text:span text:style-name="T8"/></text:p>
      <text:p text:style-name="P4"><text:span text:style-name="T8">[Page 8]</text:span></text:p>
      <text:p text:style-name="P4"><text:span text:style-name="T8">disobeyed our Creator, for this will be a lasting felicity./ <text:s/>It will </text:span><text:span text:style-name="T3">outlive</text:span><text:span text:style-name="T8"> be our </text:span><text:span text:style-name="T3">sweet</text:span><text:span text:style-name="T8"> spiritual companion &amp; comforter while the body/ exists, and it will follow us </text:span><text:span text:style-name="T3">beyond the grave</text:span><text:span text:style-name="T8"> when our flesh &amp; bones moulder in the graves. <text:s/>The/ other </text:span><text:span text:style-name="T3">b</text:span><text:span text:style-name="T8"> is but transient, and should it even continue/ in this world, it will be converted into a corroding/ warm, where bodily enjoyments can no more be felt./ <text:s/>Let us then be </text:span><text:span text:style-name="T3">aware</text:span><text:span text:style-name="T8"> careful, my friends, </text:span><text:span text:style-name="T3">of that</text:span><text:span text:style-name="T8"> lest our hearts/ become </text:span><text:span text:style-name="T3">not</text:span><text:span text:style-name="T8"> tainted with the skeptical notions so pre-/vailing in this degenerate age; for once that we/ </text:span><text:span text:style-name="T3">have</text:span><text:span text:style-name="T8"> embraced them, it will be difficult to </text:span><text:span text:style-name="T3">have</text:span><text:span text:style-name="T8"> cast them/ </text:span><text:span text:style-name="T3">rooted out</text:span><text:span text:style-name="T8"> away. <text:s/>When man has early been taught to look</text:span><text:span text:style-name="T3">s</text:span><text:span text:style-name="T8"> upon this nether/ world, as a ship without a pilot, or on its </text:span><text:span text:style-name="T3">inha-</text:span><text:span text:style-name="T8"> dwellers/ </text:span><text:span text:style-name="T3">bitants</text:span><text:span text:style-name="T8"> as mere jugglers striving to supplant/ and overreach one another, when the mind either/ puffed up with worldly knowledge, or void/ of all intelligence, attributes to chance what/ is the emanation of supreme wisdom, then neither/ the gentle admonitions of friends, nor the paternal/ corrections of heaven will effect a change./</text:span></text:p>
      <text:p text:style-name="P4"><text:span text:style-name="T8">But we should remember that we have been </text:span><text:span text:style-name="T3">al</text:span><text:span text:style-name="T8"> forcibly/ cautioned against hearkening to the insinuations of a false prophet/</text:span></text:p>
      <text:p text:style-name="P4"><text:span text:style-name="T8"/></text:p>
      <text:p text:style-name="P4"><text:span text:style-name="T8">[Page 9]</text:span></text:p>
      <text:p text:style-name="P4"><text:span text:style-name="T8">to him who seeks to turn us away from the Lord our God,/ we should remember that we are bid close our ears against a teaching/ subversive of what the Almighty Himself has/ vouchsafed to impart to us for our own happiness here/ and hereafter. <text:s/>We should remember that as a/ preventative against the seductions of the wicked,/ God has given us the following prescription [Hebrew]/ [Hebrew] <text:s/>"Ye shall [?] after the Lord your God" that/ is, you shall endeavour to copy his attributes, and being thus </text:span><text:span text:style-name="T3">be</text:span><text:span text:style-name="T8">/ engaged in doing charity and acts of beneficence. <text:s/>You will [?] evil-doing./ <text:s/>[Hebrew] "Ye shall fear Him" ye shall entertain a/ continual apprehension of doing aught that may/ displease the Guardian of your existence [Hebrew]/ "Ye shall keep his command" Ye shall cavil neither/ about the relative importance of his various precepts, nor/ about the object they have in view, but ye shall simply/ obey his voice [Hebrew], as that of a father who/ can only wish the welfare of his children. <text:s/>[Hebrew] <text:s/>Ye shall/ serve him" ye shall worship Him at home in the ideation of your children; [?] in dealing with your fellow-men in his sanctuary;/ Bringing thither an offering of pure lips and of a clean heart./ [Hebrew] "And cleave unto Him." <text:s/>Ye shall cling to the/ Dweller of heaven in joy, as the spring of all enjoyments,/</text:span></text:p>
      <text:p text:style-name="P4"><text:span text:style-name="T8"/></text:p>
      <text:p text:style-name="P4"><text:span text:style-name="T8">[Page 10]</text:span></text:p>
      <text:p text:style-name="P4"><text:span text:style-name="T8">Ye shall cling to Him in </text:span><text:span text:style-name="T3">sorrow</text:span><text:span text:style-name="T8"> adversity, as to the only anchor/ of salvation. <text:s/>My Brethren! <text:s/>This divine prescription/ I now </text:span><text:span text:style-name="T3">lay before you</text:span><text:span text:style-name="T8"> open for your acceptance. <text:s/></text:span><text:span text:style-name="T3">This day</text:span><text:span text:style-name="T8"> <text:s/>On this Sabbath, which is the opening of/ a month, </text:span><text:span text:style-name="T3">which they</text:span><text:span text:style-name="T8"> devoted by those who follow our ritual </text:span><text:span text:style-name="T3">devote</text:span><text:span text:style-name="T8">/ to propitiatory prayers; I suggest that you will thus/ early examine your conduct towards God &amp; man. <text:s/>If you discover/ that your </text:span><text:span text:style-name="T3">religious</text:span><text:span text:style-name="T8"> habits are not free form reproach, if/ you perceive that you have not always been actuated/ by religious motives, but also by selfishness, and animosity &amp; hatred and avarice;/ of your [?] that you cast the Law of God aside, to follow/ your own propensities; if in searching your inward/ selves you obscure black stains of sin committed against your/ own children, the wife of your bosom, </text:span><text:span text:style-name="T3">and</text:span><text:span text:style-name="T8"> or your/ confiding friend. <text:s/>If you, in short detect anything/ antagonistic to the dictates of Holy Writ, speedily </text:span><text:span text:style-name="T3">amend</text:span><text:span text:style-name="T8"> blot it/ </text:span><text:span text:style-name="T3">your courses</text:span><text:span text:style-name="T8"> out, that you may on the day of judgment/ uplift your </text:span><text:span text:style-name="T3">hands</text:span><text:span text:style-name="T8"> hearts on high cleansed from all pollutions/ </text:span><text:span text:style-name="T3">that you may</text:span><text:span text:style-name="T8"> &amp; say "O Lord! <text:s/>I have returned unto Thee/ with </text:span><text:soft-page-break/><text:span text:style-name="T8">sincerity; I have mended my ways I will henceforth obey Thy </text:span><text:span text:style-name="T3">com-</text:span><text:span text:style-name="T8"> precepts/ </text:span><text:span text:style-name="T3">-mandments,</text:span><text:span text:style-name="T8"> do those from heaven command Thy/ blessing to rest upon me; and be laid upon the/ head of my offspring, and of those I love </text:span><text:span text:style-name="T3">up</text:span><text:span text:style-name="T8">on earth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30T14:46:35.28</meta:creation-date>
    <dc:date>2012-05-31T13:24:29.69</dc:date>
    <dc:creator>Penn Libraries</dc:creator>
    <meta:editing-duration>PT02H33M5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6" meta:paragraph-count="88" meta:word-count="2630" meta:character-count="15490"/>
  </office:meta>
</office:document-meta>
</file>